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515" officeooo:paragraph-rsid="00102515"/>
    </style:style>
    <style:style style:name="P2" style:family="paragraph" style:parent-style-name="Standard">
      <style:text-properties officeooo:rsid="0014c446" officeooo:paragraph-rsid="0014c446"/>
    </style:style>
    <style:style style:name="P3" style:family="paragraph" style:parent-style-name="Standard">
      <style:text-properties officeooo:rsid="00161ef9" officeooo:paragraph-rsid="00161ef9"/>
    </style:style>
    <style:style style:name="P4" style:family="paragraph" style:parent-style-name="Standard">
      <style:text-properties officeooo:rsid="001899d6" officeooo:paragraph-rsid="001899d6"/>
    </style:style>
    <style:style style:name="P5" style:family="paragraph" style:parent-style-name="Standard">
      <style:text-properties officeooo:rsid="0019b1b5" officeooo:paragraph-rsid="0019b1b5"/>
    </style:style>
    <style:style style:name="P6" style:family="paragraph" style:parent-style-name="Standard">
      <style:text-properties officeooo:rsid="001d25e2" officeooo:paragraph-rsid="001d25e2"/>
    </style:style>
    <style:style style:name="P7" style:family="paragraph" style:parent-style-name="Standard">
      <style:text-properties officeooo:rsid="00102515" officeooo:paragraph-rsid="001d25e2"/>
    </style:style>
    <style:style style:name="P8" style:family="paragraph" style:parent-style-name="Standard">
      <style:text-properties officeooo:rsid="00102515" officeooo:paragraph-rsid="00102515"/>
    </style:style>
    <style:style style:name="P9" style:family="paragraph" style:parent-style-name="Standard">
      <style:text-properties officeooo:rsid="001899d6" officeooo:paragraph-rsid="001899d6"/>
    </style:style>
    <style:style style:name="P10" style:family="paragraph" style:parent-style-name="Standard">
      <style:text-properties officeooo:rsid="001d3640" officeooo:paragraph-rsid="001d3640"/>
    </style:style>
    <style:style style:name="P11" style:family="paragraph" style:parent-style-name="Standard">
      <style:text-properties officeooo:rsid="0019b1b5" officeooo:paragraph-rsid="0019b1b5"/>
    </style:style>
    <style:style style:name="T1" style:family="text">
      <style:text-properties style:text-position="super 58%"/>
    </style:style>
    <style:style style:name="T2" style:family="text">
      <style:text-properties officeooo:rsid="0019b1b5"/>
    </style:style>
    <style:style style:name="T3" style:family="text">
      <style:text-properties officeooo:rsid="001d25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tecture: <text:s text:c="7"/>x86_64</text:p>
      <text:p text:style-name="P1">CPU op-mode(s): <text:s text:c="5"/>32-bit, 64-bit</text:p>
      <text:p text:style-name="P1">Byte Order: <text:s text:c="9"/>Little Endian</text:p>
      <text:p text:style-name="P1">Address sizes: <text:s text:c="6"/>43 bits physical, 48 bits virtual</text:p>
      <text:p text:style-name="P1">CPU(s): <text:s text:c="13"/>16</text:p>
      <text:p text:style-name="P1">On-line CPU(s) list: 0-15</text:p>
      <text:p text:style-name="P1">Thread(s) per core: <text:s/>2</text:p>
      <text:p text:style-name="P1">Core(s) per socket: <text:s/>8</text:p>
      <text:p text:style-name="P1">Socket(s): <text:s text:c="10"/>1</text:p>
      <text:p text:style-name="P1">NUMA node(s): <text:s text:c="7"/>1</text:p>
      <text:p text:style-name="P1">Vendor ID: <text:s text:c="10"/>AuthenticAMD</text:p>
      <text:p text:style-name="P1">CPU family: <text:s text:c="9"/>23</text:p>
      <text:p text:style-name="P1">Model: <text:s text:c="14"/>1</text:p>
      <text:p text:style-name="P1">Model name: <text:s text:c="9"/>AMD Ryzen 7 1700 Eight-Core Processor</text:p>
      <text:p text:style-name="P1">Stepping: <text:s text:c="11"/>1</text:p>
      <text:p text:style-name="P1">CPU MHz: <text:s text:c="12"/>1377.292</text:p>
      <text:p text:style-name="P1">CPU max MHz: <text:s text:c="8"/>3000.0000</text:p>
      <text:p text:style-name="P1">CPU min MHz: <text:s text:c="8"/>1550.0000</text:p>
      <text:p text:style-name="P1">BogoMIPS: <text:s text:c="11"/>5999.21</text:p>
      <text:p text:style-name="P1">Virtualization: <text:s text:c="5"/>AMD-V</text:p>
      <text:p text:style-name="P1">L1d cache: <text:s text:c="10"/>32K</text:p>
      <text:p text:style-name="P1">L1i cache: <text:s text:c="10"/>64K</text:p>
      <text:p text:style-name="P1">L2 cache: <text:s text:c="11"/>512K</text:p>
      <text:p text:style-name="P1">L3 cache: <text:s text:c="11"/>8192K</text:p>
      <text:p text:style-name="P1">NUMA node0 CPU(s): <text:s text:c="2"/>0-15</text:p>
      <text:p text:style-name="P1">Flags: <text:s text:c="14"/>fpu vme de pse tsc msr pae mce cx8 apic sep mtrr pge mca cmov pat pse36 clflush mmx fxsr sse sse2 ht syscall nx mmxext fxsr_opt pdpe1gb rdtscp lm constant_tsc rep_good nopl nonstop_tsc cpuid extd_apicid aperfmperf pni pclmulqdq monitor ssse3 fma cx16 sse4_1 sse4_2 movbe popcnt aes xsave avx f16c rdrand lahf_lm cmp_legacy svm extapic cr8_legacy abm sse4a misalignsse 3dnowprefetch osvw skinit wdt tce topoext perfctr_core perfctr_nb bpext perfctr_llc mwaitx cpb hw_pstate sme ssbd sev ibpb vmmcall fsgsbase bmi1 avx2 smep bmi2 rdseed adx smap clflushopt sha_ni xsaveopt xsavec xgetbv1 xsaves clzero irperf xsaveerptr arat npt lbrv svm_lock nrip_save tsc_scale vmcb_clean flushbyasid decodeassists pausefilter pfthreshold avic v_vmsave_vmload vgif overflow_recov succor sm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<text:span text:style-name="T1">st</text:span> Part</text:p>
      <text:p text:style-name="P6">(with array size of 900)</text:p>
      <text:p text:style-name="P7">Project 6 Array Traversal: <text:s/>Array size = <text:span text:style-name="T3">4</text:span> Bytes</text:p>
      <text:p text:style-name="P1">by row compute time: 0.0059 seconds mega_elements/sec: 137.218</text:p>
      <text:p text:style-name="P1">by column compute time: 0.0024 seconds mega_elements/sec: 332.504</text:p>
      <text:p text:style-name="P1"/>
      <text:p text:style-name="P7">Project 6 Array Traversal: <text:s/>Array size = <text:span text:style-name="T3">4</text:span> Bytes</text:p>
      <text:p text:style-name="P1">by row compute time: 0.0066 seconds mega_elements/sec: 122.488</text:p>
      <text:p text:style-name="P1">by column compute time: 0.0027 seconds mega_elements/sec: 301.128</text:p>
      <text:p text:style-name="P1"/>
      <text:p text:style-name="P7">Project 6 Array Traversal: <text:s/>Array size = <text:span text:style-name="T3">4</text:span> Bytes</text:p>
      <text:p text:style-name="P1">by row compute time: 0.0067 seconds mega_elements/sec: 121.386</text:p>
      <text:p text:style-name="P1">by column compute time: 0.0026 seconds mega_elements/sec: 317.157</text:p>
      <text:p text:style-name="P1"/>
      <text:p text:style-name="P7">Project 6 Array Traversal: <text:s/>Array size = <text:span text:style-name="T3">4</text:span> Bytes</text:p>
      <text:p text:style-name="P1">by row compute time: 0.0066 seconds mega_elements/sec: 123.120</text:p>
      <text:p text:style-name="P1">by column compute time: 0.0022 seconds mega_elements/sec: 365.020</text:p>
      <text:p text:style-name="P1"/>
      <text:p text:style-name="P7">Project 6 Array Traversal: <text:s/>Array size = <text:span text:style-name="T3">4</text:span> Bytes</text:p>
      <text:p text:style-name="P1">by row compute time: 0.0075 seconds mega_elements/sec: 108.305</text:p>
      <text:p text:style-name="P1">by column compute time: 0.0026 seconds mega_elements/sec: 309.27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(With array size of 500)</text:p>
      <text:p text:style-name="P1"/>
      <text:p text:style-name="P1">Project 6 Array Traversal: <text:s/>Array size = <text:span text:style-name="T3">4</text:span> Bytes</text:p>
      <text:p text:style-name="P1">by row compute time: 0.0020 seconds mega_elements/sec: 123.633</text:p>
      <text:p text:style-name="P1">by column compute time: 0.0020 seconds mega_elements/sec: 126.968</text:p>
      <text:p text:style-name="P1"/>
      <text:p text:style-name="P1">Project 6 Array Traversal: <text:s/>Array size = <text:span text:style-name="T3">4</text:span> Bytes</text:p>
      <text:p text:style-name="P1">by row compute time: 0.0020 seconds mega_elements/sec: 123.942</text:p>
      <text:p text:style-name="P1">by column compute time: 0.0019 seconds mega_elements/sec: 132.272</text:p>
      <text:p text:style-name="P1"/>
      <text:p text:style-name="P1">Project 6 Array Traversal: <text:s/>Array size = <text:span text:style-name="T3">4</text:span> Bytes</text:p>
      <text:p text:style-name="P1">by row compute time: 0.0020 seconds mega_elements/sec: 123.456</text:p>
      <text:p text:style-name="P1">by column compute time: 0.0019 seconds mega_elements/sec: 132.337</text:p>
      <text:p text:style-name="P1"/>
      <text:p text:style-name="P1">Project 6 Array Traversal: <text:s/>Array size = 4 Bytes</text:p>
      <text:p text:style-name="P1">by row compute time: 0.0001 seconds mega_elements/sec: 2745.714</text:p>
      <text:p text:style-name="P1">by column compute time: 0.0005 seconds mega_elements/sec: 495.972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6">(With array size of 20,000)</text:p>
      <text:p text:style-name="P7">Project 6 Array Traversal: <text:s/>Array size = <text:span text:style-name="T3">4</text:span> Bytes</text:p>
      <text:p text:style-name="P1">by row compute time: 1.9720 seconds mega_elements/sec: 202.837</text:p>
      <text:p text:style-name="P1">by column compute time: 5.6114 seconds mega_elements/sec: 71.284</text:p>
      <text:p text:style-name="P1"/>
      <text:p text:style-name="P7">Project 6 Array Traversal: <text:s/>Array size = <text:span text:style-name="T3">4</text:span> Bytes</text:p>
      <text:p text:style-name="P1">by row compute time: 2.0263 seconds mega_elements/sec: 197.401</text:p>
      <text:p text:style-name="P1">by column compute time: 4.9277 seconds mega_elements/sec: 81.174</text:p>
      <text:p text:style-name="P1"/>
      <text:p text:style-name="P7">Project 6 Array Traversal: <text:s/>Array size = <text:span text:style-name="T3">4</text:span> Bytes</text:p>
      <text:p text:style-name="P1">by row compute time: 1.9588 seconds mega_elements/sec: 204.206</text:p>
      <text:p text:style-name="P1">by column compute time: 4.3685 seconds mega_elements/sec: 91.566</text:p>
      <text:p text:style-name="P1"/>
      <text:p text:style-name="P7">Project 6 Array Traversal: <text:s/>Array size = <text:span text:style-name="T3">4</text:span> Bytes</text:p>
      <text:p text:style-name="P1">by row compute time: 2.0085 seconds mega_elements/sec: 199.156</text:p>
      <text:p text:style-name="P1">by column compute time: 4.4937 seconds mega_elements/sec: 89.013</text:p>
      <text:p text:style-name="P1"/>
      <text:p text:style-name="P1">Project 6 Array Traversal: <text:s/>Array size = 4 Bytes</text:p>
      <text:p text:style-name="P1">by row compute time: 0.1960 seconds mega_elements/sec: 2040.786</text:p>
      <text:p text:style-name="P1">by column compute time: 3.3379 seconds mega_elements/sec: 119.835</text:p>
      <text:p text:style-name="P1"/>
      <text:p text:style-name="P1"/>
      <text:p text:style-name="P1"/>
      <text:p text:style-name="P1"/>
      <text:p text:style-name="P1"/>
      <text:p text:style-name="P6"/>
      <text:p text:style-name="P6">(With array size of 40,000)</text:p>
      <text:p text:style-name="P7">Project 6 Array Traversal: <text:s/>Array size = <text:span text:style-name="T3">4</text:span> Bytes</text:p>
      <text:p text:style-name="P1">by row compute time: 7.7821 seconds mega_elements/sec: 205.599</text:p>
      <text:p text:style-name="P1">by column compute time: 38.8276 seconds mega_elements/sec: 41.208</text:p>
      <text:p text:style-name="P1"/>
      <text:p text:style-name="P7">Project 6 Array Traversal: <text:s/>Array size = <text:span text:style-name="T3">4</text:span> Bytes</text:p>
      <text:p text:style-name="P1">by row compute time: 7.6764 seconds mega_elements/sec: 208.432</text:p>
      <text:p text:style-name="P1">by column compute time: 39.0231 seconds mega_elements/sec: 41.001</text:p>
      <text:p text:style-name="P1"/>
      <text:p text:style-name="P1">Project 6 Array Traversal: <text:s/>Array size = 4 Bytes</text:p>
      <text:p text:style-name="P1">by row compute time: 0.7965 seconds mega_elements/sec: 2008.748</text:p>
      <text:p text:style-name="P1">by column compute time: 26.1985 seconds mega_elements/sec: 61.072</text:p>
      <text:p text:style-name="P1"/>
      <text:p text:style-name="P1"/>
      <text:p text:style-name="P1"/>
      <text:p text:style-name="P1"/>
      <text:p text:style-name="P3">2<text:span text:style-name="T1">nd</text:span> Part</text:p>
      <text:p text:style-name="P3"/>
      <text:p text:style-name="P3"><text:soft-page-break/>serial </text:p>
      <text:p text:style-name="P3">Sum = <text:s/>100000.000000</text:p>
      <text:p text:style-name="P3"><text:s/></text:p>
      <text:p text:style-name="P3">pthreads </text:p>
      <text:p text:style-name="P3">Thread 0 did 0 to 100000: <text:s/>mysum=100000.000000 global sum=100000.000000</text:p>
      <text:p text:style-name="P3">Thread 2 did 200000 to 300000: <text:s/>mysum=100000.000000 global sum=200000.000000</text:p>
      <text:p text:style-name="P3">Thread 3 did 300000 to 400000: <text:s/>mysum=100000.000000 global sum=300000.000000</text:p>
      <text:p text:style-name="P3">Thread 1 did 100000 to 200000: <text:s/>mysum=100000.000000 global sum=400000.000000</text:p>
      <text:p text:style-name="P3">Sum = <text:s/>400000.000000 </text:p>
      <text:p text:style-name="P3"/>
      <text:p text:style-name="P3"/>
      <text:p text:style-name="P3"/>
      <text:p text:style-name="P3"/>
      <text:p text:style-name="P3">Starting pthread dotproduct without mutex lock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<text:soft-page-break/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tarting pthread dotproduct without mutex lock</text:p>
      <text:p text:style-name="P3">Sum = <text:s/>300000.000000 </text:p>
      <text:p text:style-name="P3"><text:soft-page-break/>Sum = <text:s/>2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2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2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<text:soft-page-break/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2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>Sum = <text:s/>300000.000000 </text:p>
      <text:p text:style-name="P3"/>
      <text:p text:style-name="P4">After removing the <text:span text:style-name="T2">comment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Serial</text:p>
      <text:p text:style-name="P4">Sum = <text:s/>4000000.000000 </text:p>
      <text:p text:style-name="P4">It took 0.014048 seconds to execute </text:p>
      <text:p text:style-name="P10">Pthreads</text:p>
      <text:p text:style-name="P10">Sum = <text:s/>16000000.000000 </text:p>
      <text:p text:style-name="P10">It took 0.079727 seconds to execute </text:p>
      <text:p text:style-name="P4"/>
      <text:p text:style-name="P4"/>
      <text:p text:style-name="P4"/>
      <text:p text:style-name="P4"/>
      <text:p text:style-name="P4"/>
      <text:p text:style-name="P5"><text:soft-page-break/>3<text:span text:style-name="T1">rd</text:span> Part</text:p>
      <text:p text:style-name="P5"/>
      <text:p text:style-name="P5"/>
      <text:p text:style-name="P5">DOT_PRODUCT</text:p>
      <text:p text:style-name="P5"><text:s text:c="2"/>C/OpenMP version</text:p>
      <text:p text:style-name="P5"/>
      <text:p text:style-name="P5"><text:s text:c="2"/>A program which computes a vector dot product.</text:p>
      <text:p text:style-name="P5"/>
      <text:p text:style-name="P5"><text:s text:c="2"/>Number of processors available = 16</text:p>
      <text:p text:style-name="P5"><text:s text:c="2"/>Number of threads = <text:s text:c="13"/>16</text:p>
      <text:p text:style-name="P5"/>
      <text:p text:style-name="P5"><text:s text:c="2"/>Sequential <text:s text:c="5"/>1000 <text:s text:c="3"/>1.000000e+03 <text:s text:c="4"/>0.0000093400</text:p>
      <text:p text:style-name="P5"><text:s text:c="2"/>Parallel <text:s text:c="7"/>1000 <text:s text:c="3"/>1.000000e+03 <text:s text:c="4"/>0.0013896040</text:p>
      <text:p text:style-name="P5"/>
      <text:p text:style-name="P5"><text:s text:c="2"/>Sequential <text:s text:c="4"/>10000 <text:s text:c="3"/>1.000000e+04 <text:s text:c="4"/>0.0000800010</text:p>
      <text:p text:style-name="P5"><text:s text:c="2"/>Parallel <text:s text:c="6"/>10000 <text:s text:c="3"/>1.000000e+04 <text:s text:c="4"/>0.0021860350</text:p>
      <text:p text:style-name="P5"/>
      <text:p text:style-name="P5"><text:s text:c="2"/>Sequential <text:s text:c="3"/>100000 <text:s text:c="3"/>1.000000e+05 <text:s text:c="4"/>0.0005720220</text:p>
      <text:p text:style-name="P5"><text:s text:c="2"/>Parallel <text:s text:c="5"/>100000 <text:s text:c="3"/>1.000000e+05 <text:s text:c="4"/>0.0007803020</text:p>
      <text:p text:style-name="P5"/>
      <text:p text:style-name="P5"><text:s text:c="2"/>Sequential <text:s text:c="2"/>1000000 <text:s text:c="3"/>1.000000e+06 <text:s text:c="4"/>0.0035191190</text:p>
      <text:p text:style-name="P5"><text:s text:c="2"/>Parallel <text:s text:c="4"/>1000000 <text:s text:c="3"/>1.000000e+06 <text:s text:c="4"/>0.0013880630</text:p>
      <text:p text:style-name="P5"/>
      <text:p text:style-name="P5">DOT_PRODUCT</text:p>
      <text:p text:style-name="P5"><text:s text:c="2"/>Normal end of execution.</text:p>
      <text:p text:style-name="P5"/>
      <text:p text:style-name="P5"/>
      <text:p text:style-name="P5"/>
      <text:p text:style-name="P5"/>
      <text:p text:style-name="P5"/>
      <text:p text:style-name="P5">DOT_PRODUCT</text:p>
      <text:p text:style-name="P5"><text:s text:c="2"/>C/OpenMP version</text:p>
      <text:p text:style-name="P5"/>
      <text:p text:style-name="P5"><text:s text:c="2"/>A program which computes a vector dot product.</text:p>
      <text:p text:style-name="P5"/>
      <text:p text:style-name="P5"><text:s text:c="2"/>Number of processors available = 16</text:p>
      <text:p text:style-name="P5"><text:s text:c="2"/>Number of threads = <text:s text:c="13"/>16</text:p>
      <text:p text:style-name="P5"/>
      <text:p text:style-name="P5"><text:s text:c="2"/>Sequential <text:s text:c="5"/>1000 <text:s text:c="3"/>1.000000e+03 <text:s text:c="4"/>0.0000083000</text:p>
      <text:p text:style-name="P5"><text:s text:c="2"/>Parallel <text:s text:c="7"/>1000 <text:s text:c="3"/>1.000000e+03 <text:s text:c="4"/>0.0013729340</text:p>
      <text:p text:style-name="P5"/>
      <text:p text:style-name="P5"><text:s text:c="2"/>Sequential <text:s text:c="4"/>10000 <text:s text:c="3"/>1.000000e+04 <text:s text:c="4"/>0.0000800510</text:p>
      <text:p text:style-name="P5"><text:s text:c="2"/>Parallel <text:s text:c="6"/>10000 <text:s text:c="3"/>1.000000e+04 <text:s text:c="4"/>0.0017199440</text:p>
      <text:p text:style-name="P5"/>
      <text:p text:style-name="P5"><text:s text:c="2"/>Sequential <text:s text:c="3"/>100000 <text:s text:c="3"/>1.000000e+05 <text:s text:c="4"/>0.0007992620</text:p>
      <text:p text:style-name="P5"><text:s text:c="2"/>Parallel <text:s text:c="5"/>100000 <text:s text:c="3"/>1.000000e+05 <text:s text:c="4"/>0.0007931720</text:p>
      <text:p text:style-name="P5"/>
      <text:p text:style-name="P5"><text:s text:c="2"/>Sequential <text:s text:c="2"/>1000000 <text:s text:c="3"/>1.000000e+06 <text:s text:c="4"/>0.0035716200</text:p>
      <text:p text:style-name="P5"><text:s text:c="2"/>Parallel <text:s text:c="4"/>1000000 <text:s text:c="3"/>1.000000e+06 <text:s text:c="4"/>0.0007234020</text:p>
      <text:p text:style-name="P5"><text:soft-page-break/></text:p>
      <text:p text:style-name="P5">DOT_PRODUCT</text:p>
      <text:p text:style-name="P5"><text:s text:c="2"/>Normal end of execution.</text:p>
      <text:p text:style-name="P5">DOT_PRODUCT</text:p>
      <text:p text:style-name="P5"><text:s text:c="2"/>C/OpenMP version</text:p>
      <text:p text:style-name="P5"/>
      <text:p text:style-name="P5"><text:s text:c="2"/>A program which computes a vector dot product.</text:p>
      <text:p text:style-name="P5"/>
      <text:p text:style-name="P5"><text:s text:c="2"/>Number of processors available = 16</text:p>
      <text:p text:style-name="P5"><text:s text:c="2"/>Number of threads = <text:s text:c="13"/>16</text:p>
      <text:p text:style-name="P5"/>
      <text:p text:style-name="P5"><text:s text:c="2"/>Sequential <text:s text:c="5"/>1000 <text:s text:c="3"/>1.000000e+03 <text:s text:c="4"/>0.0000083800</text:p>
      <text:p text:style-name="P5"><text:s text:c="2"/>Parallel <text:s text:c="7"/>1000 <text:s text:c="3"/>1.000000e+03 <text:s text:c="4"/>0.0008717330</text:p>
      <text:p text:style-name="P5"/>
      <text:p text:style-name="P5"><text:s text:c="2"/>Sequential <text:s text:c="4"/>10000 <text:s text:c="3"/>1.000000e+04 <text:s text:c="4"/>0.0000838400</text:p>
      <text:p text:style-name="P5"><text:s text:c="2"/>Parallel <text:s text:c="6"/>10000 <text:s text:c="3"/>1.000000e+04 <text:s text:c="4"/>0.0021669850</text:p>
      <text:p text:style-name="P5"/>
      <text:p text:style-name="P5"><text:s text:c="2"/>Sequential <text:s text:c="3"/>100000 <text:s text:c="3"/>1.000000e+05 <text:s text:c="4"/>0.0007398420</text:p>
      <text:p text:style-name="P5"><text:s text:c="2"/>Parallel <text:s text:c="5"/>100000 <text:s text:c="3"/>1.000000e+05 <text:s text:c="4"/>0.0008363320</text:p>
      <text:p text:style-name="P5"/>
      <text:p text:style-name="P5"><text:s text:c="2"/>Sequential <text:s text:c="2"/>1000000 <text:s text:c="3"/>1.000000e+06 <text:s text:c="4"/>0.0034771390</text:p>
      <text:p text:style-name="P5"><text:s text:c="2"/>Parallel <text:s text:c="4"/>1000000 <text:s text:c="3"/>1.000000e+06 <text:s text:c="4"/>0.0012311140</text:p>
      <text:p text:style-name="P5"/>
      <text:p text:style-name="P5">DOT_PRODUCT</text:p>
      <text:p text:style-name="P5"><text:s text:c="2"/>Normal end of execution.</text:p>
      <text:p text:style-name="P5"/>
      <text:p text:style-name="P5"/>
      <text:p text:style-name="P5"/>
      <text:p text:style-name="P5"/>
      <text:p text:style-name="P5">https://www.ibm.com/support/knowledgecenter/en/SSLTBW_2.1.0/com.ibm.zos.v2r1.cbcpx01/cuppvars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22:34:35.031833531</meta:creation-date>
    <dc:date>2019-05-03T21:52:40.361841588</dc:date>
    <meta:editing-duration>PT24M26S</meta:editing-duration>
    <meta:editing-cycles>3</meta:editing-cycles>
    <meta:generator>LibreOffice/6.2.2.2$Linux_X86_64 LibreOffice_project/20$Build-2</meta:generator>
    <meta:document-statistic meta:table-count="0" meta:image-count="0" meta:object-count="0" meta:page-count="9" meta:paragraph-count="295" meta:word-count="1349" meta:character-count="10281" meta:non-whitespace-character-count="8292"/>
  </office:meta>
</office:document-meta>
</file>